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family="'Arial Black'" style:font-style-name="Normal" style:font-pitch="variable" fo:font-size="20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4" style:family="paragraph">
      <style:text-properties style:font-name="URW Chancery L" fo:font-size="54pt" style:font-size-asian="54pt" style:font-size-complex="54pt"/>
    </style:style>
    <style:style style:name="T1" style:family="text">
      <style:text-properties style:font-name="URW Chancery L" fo:font-size="54pt" style:font-size-asian="54pt" style:font-size-complex="54pt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ome_participante" form:control-implementation="ooo:com.sun.star.form.component.TextField" xml:id="control1" form:id="control1" form:current-value="&lt;nome participante&gt;" form:value="&lt;nome participante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Participante" form:control-implementation="ooo:com.sun.star.form.component.FixedText" xml:id="control2" form:id="control2" form:label="Certificamos que" form:for="control1"/>
          <form:fixed-text form:name="labelCurso" form:control-implementation="ooo:com.sun.star.form.component.FixedText" xml:id="control3" form:id="control3" form:label="participou do curso de "/>
          <form:text form:name="nome_curso" form:control-implementation="ooo:com.sun.star.form.component.TextField" xml:id="control4" form:id="control4" form:current-value="&lt;nome curso&gt;" form:value="&lt;nome curso&gt;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13.124cm" svg:height="0.9cm" svg:x="8.513cm" svg:y="6.907cm" draw:control="control1"/>
      <draw:control text:anchor-type="page" text:anchor-page-number="1" draw:z-index="1" draw:style-name="gr2" draw:text-style-name="P3" svg:width="5.576cm" svg:height="0.874cm" svg:x="2.715cm" svg:y="7.066cm" draw:control="control2"/>
      <draw:control text:anchor-type="page" text:anchor-page-number="1" draw:z-index="2" draw:style-name="gr2" draw:text-style-name="P3" svg:width="7.386cm" svg:height="1.271cm" svg:x="2.715cm" svg:y="7.939cm" draw:control="control3"/>
      <draw:control text:anchor-type="page" text:anchor-page-number="1" draw:z-index="3" draw:style-name="gr1" draw:text-style-name="P2" svg:width="13.124cm" svg:height="0.9cm" svg:x="10.1cm" svg:y="7.939cm" draw:control="control4"/>
      <text:p text:style-name="Standard"><draw:frame text:anchor-type="paragraph" draw:z-index="4" draw:style-name="gr3" draw:text-style-name="P4" svg:width="16.908cm" svg:height="2.449cm" svg:x="8.47cm" svg:y="0.49cm"><draw:text-box><text:p><text:span text:style-name="T1">CERTIFICAD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RW Chancery L" svg:font-family="'URW Chancery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e Rehem</meta:initial-creator>
    <meta:creation-date>2013-08-26T10:18:42</meta:creation-date>
    <meta:document-statistic meta:table-count="0" meta:image-count="0" meta:object-count="0" meta:page-count="1" meta:paragraph-count="0" meta:word-count="0" meta:character-count="0"/>
    <dc:date>2013-08-26T10:31:00</dc:date>
    <dc:creator>Serge Rehem</dc:creator>
    <meta:editing-duration>PT12M19S</meta:editing-duration>
    <meta:editing-cycles>1</meta:editing-cycles>
    <meta:generator>BrOffice/3.3$Linux LibreOffice_project/330m19$Build-202</meta:generator>
  </office:meta>
</office:document-meta>
</file>